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59e25"/>
    </style:style>
    <style:style style:name="P2" style:family="paragraph" style:parent-style-name="Standard">
      <style:paragraph-properties fo:text-align="end" style:justify-single-word="false"/>
      <style:text-properties officeooo:rsid="00159e25" officeooo:paragraph-rsid="00159e25"/>
    </style:style>
    <style:style style:name="P3" style:family="paragraph" style:parent-style-name="Standard">
      <style:paragraph-properties fo:text-align="start" style:justify-single-word="false"/>
      <style:text-properties officeooo:rsid="00159e25" officeooo:paragraph-rsid="00159e25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officeooo:rsid="00159e25"/>
    </style:style>
    <style:style style:name="T2" style:family="text">
      <style:text-properties officeooo:rsid="001662df"/>
    </style:style>
    <style:style style:name="T3" style:family="text">
      <style:text-properties officeooo:rsid="001902cf"/>
    </style:style>
    <style:style style:name="T4" style:family="text">
      <style:text-properties officeooo:rsid="00199a6a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reg Pregulman</text:span></text:p>
      <text:p text:style-name="P2">EECS 678</text:p>
      <text:p text:style-name="P2">Lab 10</text:p>
      <text:p text:style-name="P2"/>
      <text:p text:style-name="P3"><text:tab/>The lack of change in system and user time between sampling periods does not guarantee that deadlock has occurred because <text:span text:style-name="T2">the sampling period could be unreasonably small, causing the program to look at the times twice before the system time or user time has changed.</text:span></text:p>
      <text:p text:style-name="P3"><text:tab/><text:span text:style-name="T3">The ACTIVE_DURATION and FIELDS_TO_IGNORE would affect how long the sampling period should be to ensure a reliable assessment of whether deadlock has occurred.</text:span></text:p>
      <text:p text:style-name="P3"><text:tab/><text:span text:style-name="T4">Smaller values don't seem to make deadlock more likely, but it does seem that smaller values increase the system time. There doesn't seem to be any other effects when I run the program with smaller values for ACTIVE_DURATION. The more this value increases, the smaller the system time gets, until I repeatedly get back 0/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Pregulman</meta:initial-creator>
    <meta:creation-date>2014-04-26T13:17:59.061979501</meta:creation-date>
    <dc:date>2014-04-26T13:51:40.300681184</dc:date>
    <dc:creator>Gregory Pregulman</dc:creator>
    <meta:editing-duration>PT18M26S</meta:editing-duration>
    <meta:editing-cycles>6</meta:editing-cycles>
    <meta:generator>LibreOffice/4.1.5.3$Linux_X86_64 LibreOffice_project/205099f953b4b61c41106e07b17e9e5acc65037</meta:generator>
    <meta:document-statistic meta:table-count="0" meta:image-count="0" meta:object-count="0" meta:page-count="1" meta:paragraph-count="6" meta:word-count="129" meta:character-count="778" meta:non-whitespace-character-count="652"/>
  </office:meta>
</office:document-meta>
</file>